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d7b58" officeooo:paragraph-rsid="001d7b5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7b58" officeooo:paragraph-rsid="001d7b5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7b58" officeooo:paragraph-rsid="001d7b5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7b58" officeooo:paragraph-rsid="0022e00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7b58" officeooo:paragraph-rsid="00245e1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d7b58" officeooo:paragraph-rsid="0026ea0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7b58" officeooo:paragraph-rsid="0027fd2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7b58" officeooo:paragraph-rsid="00284a3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d7b58"/>
    </style:style>
    <style:style style:name="P10" style:family="paragraph" style:parent-style-name="Standard">
      <style:paragraph-properties fo:text-align="start" style:justify-single-word="false"/>
      <style:text-properties officeooo:paragraph-rsid="0022e001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7fd2d" officeooo:paragraph-rsid="0027fd2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284a35" officeooo:paragraph-rsid="00284a35" style:font-style-asian="normal" style:font-weight-asian="normal" style:font-style-complex="normal" style:font-weight-complex="normal"/>
    </style:style>
    <style:style style:name="T1" style:family="text">
      <style:text-properties fo:font-weight="normal" officeooo:rsid="001d7b58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80f4" style:font-style-asian="italic" style:font-style-complex="italic"/>
    </style:style>
    <style:style style:name="T4" style:family="text">
      <style:text-properties fo:font-style="italic" officeooo:rsid="00216638" style:font-style-asian="italic" style:font-style-complex="italic"/>
    </style:style>
    <style:style style:name="T5" style:family="text">
      <style:text-properties fo:font-style="italic" officeooo:rsid="0022e001" style:font-style-asian="italic" style:font-style-complex="italic"/>
    </style:style>
    <style:style style:name="T6" style:family="text">
      <style:text-properties fo:font-style="italic" officeooo:rsid="0026ea04" style:font-style-asian="italic" style:font-style-complex="italic"/>
    </style:style>
    <style:style style:name="T7" style:family="text">
      <style:text-properties fo:font-style="italic" officeooo:rsid="0027fd2d" style:font-style-asian="italic" style:font-style-complex="italic"/>
    </style:style>
    <style:style style:name="T8" style:family="text">
      <style:text-properties fo:font-style="italic" officeooo:rsid="002838ea" style:font-style-asian="italic" style:font-style-complex="italic"/>
    </style:style>
    <style:style style:name="T9" style:family="text">
      <style:text-properties fo:font-style="italic" officeooo:rsid="00284a35" style:font-style-asian="italic" style:font-style-complex="italic"/>
    </style:style>
    <style:style style:name="T10" style:family="text">
      <style:text-properties fo:font-style="italic" officeooo:rsid="0029ac9e" style:font-style-asian="italic" style:font-style-complex="italic"/>
    </style:style>
    <style:style style:name="T11" style:family="text">
      <style:text-properties officeooo:rsid="001f80f4"/>
    </style:style>
    <style:style style:name="T12" style:family="text">
      <style:text-properties fo:font-style="normal" officeooo:rsid="001f80f4" style:font-style-asian="normal" style:font-style-complex="normal"/>
    </style:style>
    <style:style style:name="T13" style:family="text">
      <style:text-properties fo:font-style="normal" officeooo:rsid="00216638" style:font-style-asian="normal" style:font-style-complex="normal"/>
    </style:style>
    <style:style style:name="T14" style:family="text">
      <style:text-properties fo:font-style="normal" officeooo:rsid="0026ea04" style:font-style-asian="normal" style:font-style-complex="normal"/>
    </style:style>
    <style:style style:name="T15" style:family="text">
      <style:text-properties fo:font-style="normal" officeooo:rsid="0027fd2d" style:font-style-asian="normal" style:font-style-complex="normal"/>
    </style:style>
    <style:style style:name="T16" style:family="text">
      <style:text-properties fo:font-style="normal" officeooo:rsid="002838ea" style:font-style-asian="normal" style:font-style-complex="normal"/>
    </style:style>
    <style:style style:name="T17" style:family="text">
      <style:text-properties fo:font-style="normal" officeooo:rsid="00284a35" style:font-style-asian="normal" style:font-style-complex="normal"/>
    </style:style>
    <style:style style:name="T18" style:family="text">
      <style:text-properties fo:font-style="normal" officeooo:rsid="0029ac9e" style:font-style-asian="normal" style:font-style-complex="normal"/>
    </style:style>
    <style:style style:name="T19" style:family="text">
      <style:text-properties officeooo:rsid="00216638"/>
    </style:style>
    <style:style style:name="T20" style:family="text">
      <style:text-properties officeooo:rsid="0022e001"/>
    </style:style>
    <style:style style:name="T21" style:family="text">
      <style:text-properties officeooo:rsid="0026ea04"/>
    </style:style>
    <style:style style:name="T22" style:family="text">
      <style:text-properties style:text-position="super 58%" fo:font-style="italic" officeooo:rsid="0026ea04" style:font-style-asian="italic" style:font-style-complex="italic"/>
    </style:style>
    <style:style style:name="T23" style:family="text">
      <style:text-properties officeooo:rsid="0027fd2d"/>
    </style:style>
    <style:style style:name="T24" style:family="text">
      <style:text-properties officeooo:rsid="002838ea"/>
    </style:style>
    <style:style style:name="T25" style:family="text">
      <style:text-properties officeooo:rsid="00284a35"/>
    </style:style>
    <style:style style:name="T26" style:family="text">
      <style:text-properties officeooo:rsid="0029ac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Koniar</text:p>
      <text:p text:style-name="P1">CSCI 5551</text:p>
      <text:p text:style-name="P1">x500: konia013</text:p>
      <text:p text:style-name="P1">ID: 4343456</text:p>
      <text:p text:style-name="P2">References</text:p>
      <text:p text:style-name="P3"/>
      <text:p text:style-name="P9"><text:span text:style-name="T1">[1] <text:tab/></text:span>W.T. Freeman, K. Tanakan, J. Ohta, and K. Kyuma. “Computer vision for computer games”, <text:tab/><text:span text:style-name="T20">1996 </text:span><text:span text:style-name="T2">Proceedings of </text:span><text:span text:style-name="T5">the Second International Conference on</text:span><text:span text:style-name="T2"> Autom</text:span><text:span text:style-name="T5">atic</text:span><text:span text:style-name="T2"> Face </text:span><text:span text:style-name="T5">and </text:span><text:span text:style-name="T2">Gesture <text:tab/>Recognition</text:span>, pp: 100-105, 1996.</text:p>
      <text:p text:style-name="P10"><text:span text:style-name="T1">[2]<text:tab/></text:span>M. Mariappan, X. Guo, and B. Prabhakaran. “Pico<text:span text:style-name="T19">L</text:span>ife: <text:span text:style-name="T19">A</text:span> <text:span text:style-name="T19">C</text:span>omputer <text:span text:style-name="T19">V</text:span>ision-<text:span text:style-name="T19">b</text:span>ased <text:span text:style-name="T19">G</text:span>esture <text:tab/><text:span text:style-name="T19">R</text:span>ecognition and 3<text:span text:style-name="T19">D</text:span> <text:span text:style-name="T19">G</text:span>aming <text:span text:style-name="T19">S</text:span>ystem for <text:span text:style-name="T19">A</text:span>ndroid <text:span text:style-name="T19">M</text:span>obile <text:span text:style-name="T19">D</text:span>evices”, <text:span text:style-name="T2">201</text:span><text:span text:style-name="T5">1 </text:span><text:span text:style-name="T2">IEEE International <text:tab/>Symposium on Multimedia (ISM)</text:span>, p<text:span text:style-name="T11">p:</text:span> 19–26, 2011. </text:p>
      <text:p text:style-name="P4">[3<text:span text:style-name="T11">]<text:tab/>J. Santner, M. Werlberger, T. Mauthner, W. Paier, and H. Bischof. “FlowGames”, </text:span><text:span text:style-name="T3">2010 IEEE <text:tab/>Computer Society Conference on Computer <text:tab/>Vision and Pattern Recognition Workshops <text:tab/>(CVPRW)</text:span><text:span text:style-name="T12">, pp: 25-31, 2010.</text:span></text:p>
      <text:p text:style-name="P6">[4]<text:tab/><text:span text:style-name="T21">M. Gnanasekera. “Computer vision based hand movement capturing system”, </text:span><text:span text:style-name="T6">2013 8</text:span><text:span text:style-name="T22">th</text:span><text:span text:style-name="T6"> <text:tab/>International Conference on Computer Science &amp; Education (ICCSE)</text:span><text:span text:style-name="T14">, pp: 416-421, 2013.</text:span></text:p>
      <text:p text:style-name="P4">[5]<text:tab/><text:span text:style-name="T19">J. Bernardes, R. Nakamura, and R. Tori. “Design and Implementation of a Flexible Hand <text:tab/>Gesture Command Interface for Games Based on Computer Vision”, </text:span><text:span text:style-name="T4">2009 VIII Brazilian <text:tab/>Symposium on Games and Digital Entertainment (SBGAMES)</text:span><text:span text:style-name="T13">, pp: 64-73, 2009.</text:span></text:p>
      <text:p text:style-name="P3">[6]<text:tab/><text:span text:style-name="T24">M. Fiala. “3D Input Using Hand-held Objects and Computer Vision”, </text:span><text:span text:style-name="T8">2006 IEEE International <text:tab/>Workshop on Haptic Audio Visual Environments and their Applications (HAVE)</text:span><text:span text:style-name="T16">, pp: 94-98, <text:tab/>2006.</text:span></text:p>
      <text:p text:style-name="P3">[7]<text:tab/><text:span text:style-name="T26">B. Hammond. “A computer vision tangible user interface for mixed reality billiards”, </text:span><text:span text:style-name="T10">2008 <text:tab/>IEEE International Conference on Multimedia and Expo</text:span><text:span text:style-name="T18">, pp: 929-932, 2008.</text:span></text:p>
      <text:p text:style-name="P7">[8]<text:tab/><text:span text:style-name="T23">Zhiwei Zhu, V. Branzoi, M. Sizintsev, N. Vitovitch, T. Oskiper, R. Villamil, A. Chaudhry, S. <text:tab/>Samarasekera, and R. Kumar. “AR-Weapon: Live Augmented Reality Based First-Person <text:tab/>Shooting System”, </text:span><text:span text:style-name="T7">2015 IEEE Winter Conference on Applications of Computer Vision</text:span><text:span text:style-name="T15">, </text:span></text:p>
      <text:p text:style-name="P11"><text:tab/>pp: 618-625, 2015.</text:p>
      <text:p text:style-name="P5">[9]<text:tab/><text:span text:style-name="T11">A. Fink, J. Denzinger, and J. Aycock. “Extracting NPC behavior from computer games using <text:tab/>computer vision and machine learning techniques”, </text:span><text:span text:style-name="T3">2007 IEEE Symposium on Computational <text:tab/>Intelligence and Games (CIG)</text:span><text:span text:style-name="T12">, pp: 24-31, 2007.</text:span></text:p>
      <text:p text:style-name="P8">[10]<text:tab/><text:span text:style-name="T25">I. Kotsia, S. Zafeiriou, and S. Fotopoulos. “Affective Gaming: A Comprehensive Survey”, </text:span><text:span text:style-name="T9">2013 <text:tab/>IEEE Conference on Computer Vision and Pattern Recognition Workshops (CVPRW)</text:span><text:span text:style-name="T17">, </text:span></text:p>
      <text:p text:style-name="P12"><text:tab/>pp: 663-670, 2013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2:03:31.163350958</meta:creation-date>
    <dc:date>2015-09-21T16:03:22.610796397</dc:date>
    <meta:editing-duration>PT54M44S</meta:editing-duration>
    <meta:editing-cycles>11</meta:editing-cycles>
    <meta:generator>LibreOffice/4.2.8.2$Linux_X86_64 LibreOffice_project/420m0$Build-2</meta:generator>
    <meta:print-date>2015-09-21T13:30:19.972195910</meta:print-date>
    <meta:document-statistic meta:table-count="0" meta:image-count="0" meta:object-count="0" meta:page-count="1" meta:paragraph-count="17" meta:word-count="313" meta:character-count="2173" meta:non-whitespace-character-count="1854"/>
  </office:meta>
</office:document-meta>
</file>